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90e2c" officeooo:paragraph-rsid="00190e2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190e2c" officeooo:paragraph-rsid="001c56c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1a4159" officeooo:paragraph-rsid="001a4159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1c56c8" officeooo:paragraph-rsid="001c56c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20dd23" officeooo:paragraph-rsid="0020dd23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2973be" officeooo:paragraph-rsid="002973b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41fb98" officeooo:paragraph-rsid="005a90a6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1pt" style:text-underline-style="solid" style:text-underline-width="bold" style:text-underline-color="font-color" fo:font-weight="normal" officeooo:rsid="00190e2c" officeooo:paragraph-rsid="00190e2c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c56c8" officeooo:paragraph-rsid="001c56c8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.5pt" style:text-underline-style="none" fo:font-weight="bold" officeooo:rsid="001ed4fa" officeooo:paragraph-rsid="001ed4fa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.5pt" style:text-underline-style="none" fo:font-weight="bold" officeooo:rsid="002973be" officeooo:paragraph-rsid="002973be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0.5pt" style:text-underline-style="none" fo:font-weight="bold" officeooo:rsid="002d4e93" officeooo:paragraph-rsid="002d4e93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0.5pt" style:text-underline-style="none" fo:font-weight="bold" officeooo:rsid="002d4e93" officeooo:paragraph-rsid="005b230f" style:font-size-asian="10.5pt" style:font-weight-asian="bold" style:font-size-complex="10.5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0.5pt" style:text-underline-style="none" fo:font-weight="bold" officeooo:rsid="00426455" officeooo:paragraph-rsid="005a90a6" style:font-size-asian="10.5pt" style:font-weight-asian="bold" style:font-size-complex="10.5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0.5pt" style:text-underline-style="none" fo:font-weight="bold" officeooo:rsid="008847c5" officeooo:paragraph-rsid="008847c5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0.5pt" fo:font-weight="bold" officeooo:rsid="001a4159" officeooo:paragraph-rsid="001a4159" style:font-size-asian="10.5pt" style:font-weight-asian="bold" style:font-size-complex="10.5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0.5pt" fo:font-weight="bold" officeooo:rsid="001c093b" officeooo:paragraph-rsid="001ed4fa" style:font-size-asian="10.5pt" style:font-weight-asian="bold" style:font-size-complex="10.5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0.5pt" fo:font-weight="bold" officeooo:rsid="008dff2e" officeooo:paragraph-rsid="008dff2e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0.5pt" fo:font-weight="bold" officeooo:rsid="00190e2c" officeooo:paragraph-rsid="0097ff63" style:font-size-asian="10.5pt" style:font-weight-asian="bold" style:font-size-complex="10.5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0.5pt" fo:font-weight="bold" officeooo:rsid="0097ff63" officeooo:paragraph-rsid="0097ff63" style:font-size-asian="10.5pt" style:font-weight-asian="bold" style:font-size-complex="10.5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0.5pt" fo:font-weight="normal" officeooo:rsid="001a4159" officeooo:paragraph-rsid="001ed4fa" style:font-size-asian="10.5pt" style:font-weight-asian="normal" style:font-size-complex="10.5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0.5pt" style:text-underline-style="solid" style:text-underline-width="auto" style:text-underline-color="font-color" fo:font-weight="normal" officeooo:rsid="006ff044" officeooo:paragraph-rsid="008847c5" style:font-size-asian="10.5pt" style:font-weight-asian="normal" style:font-size-complex="10.5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0.5pt" officeooo:paragraph-rsid="00190e2c" style:font-size-asian="10.5pt" style:font-size-complex="10.5pt"/>
    </style:style>
    <style:style style:name="P24" style:family="paragraph" style:parent-style-name="Standard">
      <style:paragraph-properties fo:text-align="start" style:justify-single-word="false"/>
      <style:text-properties officeooo:paragraph-rsid="008ccb67"/>
    </style:style>
    <style:style style:name="P25" style:family="paragraph" style:parent-style-name="Standard">
      <style:paragraph-properties fo:text-align="start" style:justify-single-word="false"/>
      <style:text-properties fo:font-size="10.5pt" fo:font-weight="bold" officeooo:rsid="0081da8c" officeooo:paragraph-rsid="0097ff63" style:font-size-asian="10.5pt" style:font-weight-asian="bold" style:font-size-complex="10.5pt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0.5pt" style:text-underline-style="none" fo:font-weight="normal" officeooo:rsid="008ccb67" officeooo:paragraph-rsid="008ccb67" style:font-size-asian="10.5pt" style:font-weight-asian="normal" style:font-size-complex="10.5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fo:font-size="10.5pt" style:text-underline-style="none" fo:font-weight="normal" officeooo:rsid="008dff2e" officeooo:paragraph-rsid="008dff2e" style:font-size-asian="10.5pt" style:font-weight-asian="normal" style:font-size-complex="10.5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fo:font-size="10.5pt" style:text-underline-style="none" fo:font-weight="normal" officeooo:rsid="001ed4fa" officeooo:paragraph-rsid="001ed4fa" style:font-size-asian="10.5pt" style:font-weight-asian="normal" style:font-size-complex="10.5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fo:font-size="10.5pt" style:text-underline-style="none" fo:font-weight="normal" officeooo:rsid="0020dd23" officeooo:paragraph-rsid="0020dd23" style:font-size-asian="10.5pt" style:font-weight-asian="normal" style:font-size-complex="10.5pt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fo:font-size="10.5pt" style:text-underline-style="none" fo:font-weight="normal" officeooo:rsid="0020dd23" officeooo:paragraph-rsid="0020dd23" style:font-size-asian="10.5pt" style:font-weight-asian="normal" style:font-size-complex="10.5pt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fo:font-size="10.5pt" style:text-underline-style="none" fo:font-weight="normal" officeooo:rsid="005046f9" officeooo:paragraph-rsid="005046f9" style:font-size-asian="10.5pt" style:font-weight-asian="normal" style:font-size-complex="10.5pt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fo:font-size="10.5pt" style:text-underline-style="none" fo:font-weight="normal" officeooo:rsid="002973be" officeooo:paragraph-rsid="002973be" style:font-size-asian="10.5pt" style:font-weight-asian="normal" style:font-size-complex="10.5pt" style:font-weight-complex="normal"/>
    </style:style>
    <style:style style:name="P33" style:family="paragraph" style:parent-style-name="Standard" style:list-style-name="L6">
      <style:paragraph-properties fo:text-align="start" style:justify-single-word="false"/>
      <style:text-properties fo:font-size="10.5pt" style:text-underline-style="none" fo:font-weight="normal" officeooo:rsid="002d4e93" officeooo:paragraph-rsid="002d4e93" style:font-size-asian="10.5pt" style:font-weight-asian="normal" style:font-size-complex="10.5pt" style:font-weight-complex="normal"/>
    </style:style>
    <style:style style:name="P34" style:family="paragraph" style:parent-style-name="Standard" style:list-style-name="L7">
      <style:paragraph-properties fo:text-align="start" style:justify-single-word="false"/>
      <style:text-properties fo:font-size="10.5pt" style:text-underline-style="none" fo:font-weight="normal" officeooo:rsid="002d4e93" officeooo:paragraph-rsid="005b230f" style:font-size-asian="10.5pt" style:font-weight-asian="normal" style:font-size-complex="10.5pt" style:font-weight-complex="normal"/>
    </style:style>
    <style:style style:name="P35" style:family="paragraph" style:parent-style-name="Standard" style:list-style-name="L6">
      <style:paragraph-properties fo:text-align="start" style:justify-single-word="false"/>
      <style:text-properties fo:font-size="10.5pt" style:text-underline-style="none" fo:font-weight="normal" officeooo:rsid="0086e687" officeooo:paragraph-rsid="0086e687" style:font-size-asian="10.5pt" style:font-weight-asian="normal" style:font-size-complex="10.5pt" style:font-weight-complex="normal"/>
    </style:style>
    <style:style style:name="P36" style:family="paragraph" style:parent-style-name="Standard" style:list-style-name="L8">
      <style:paragraph-properties fo:text-align="start" style:justify-single-word="false"/>
      <style:text-properties fo:font-size="10.5pt" style:text-underline-style="none" fo:font-weight="normal" officeooo:rsid="008847c5" officeooo:paragraph-rsid="008847c5" style:font-size-asian="10.5pt" style:font-weight-asian="normal" style:font-size-complex="10.5pt" style:font-weight-complex="normal"/>
    </style:style>
    <style:style style:name="P37" style:family="paragraph" style:parent-style-name="Standard" style:list-style-name="L9">
      <style:paragraph-properties fo:text-align="start" style:justify-single-word="false"/>
      <style:text-properties fo:font-size="10.5pt" style:text-underline-style="none" fo:font-weight="normal" officeooo:rsid="00426455" officeooo:paragraph-rsid="005a90a6" style:font-size-asian="10.5pt" style:font-weight-asian="normal" style:font-size-complex="10.5pt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fo:font-size="10.5pt" style:text-underline-style="none" fo:font-weight="bold" officeooo:rsid="0020dd23" officeooo:paragraph-rsid="0020dd23" style:font-size-asian="10.5pt" style:font-weight-asian="bold" style:font-size-complex="10.5pt" style:font-weight-complex="bold"/>
    </style:style>
    <style:style style:name="P39" style:family="paragraph" style:parent-style-name="Standard" style:list-style-name="L2">
      <style:paragraph-properties fo:text-align="start" style:justify-single-word="false"/>
      <style:text-properties officeooo:paragraph-rsid="001ed4fa"/>
    </style:style>
    <style:style style:name="P40" style:family="paragraph" style:parent-style-name="Standard" style:list-style-name="L2">
      <style:paragraph-properties fo:text-align="start" style:justify-single-word="false"/>
      <style:text-properties officeooo:paragraph-rsid="00904ffa"/>
    </style:style>
    <style:style style:name="P41" style:family="paragraph" style:parent-style-name="Standard">
      <style:paragraph-properties fo:text-align="start" style:justify-single-word="false"/>
      <style:text-properties officeooo:paragraph-rsid="001c093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24a8" style:font-weight-asian="normal" style:font-weight-complex="normal"/>
    </style:style>
    <style:style style:name="T3" style:family="text">
      <style:text-properties fo:font-weight="normal" officeooo:rsid="001ed4fa" style:font-weight-asian="normal" style:font-weight-complex="normal"/>
    </style:style>
    <style:style style:name="T4" style:family="text">
      <style:text-properties fo:font-weight="normal" officeooo:rsid="0026338f" style:font-weight-asian="normal" style:font-weight-complex="normal"/>
    </style:style>
    <style:style style:name="T5" style:family="text">
      <style:text-properties fo:font-weight="normal" officeooo:rsid="00249d69" style:font-weight-asian="normal" style:font-weight-complex="normal"/>
    </style:style>
    <style:style style:name="T6" style:family="text">
      <style:text-properties fo:font-weight="normal" officeooo:rsid="00832ea3" style:font-weight-asian="normal" style:font-weight-complex="normal"/>
    </style:style>
    <style:style style:name="T7" style:family="text">
      <style:text-properties fo:font-weight="normal" officeooo:rsid="0086e687" style:font-weight-asian="normal" style:font-weight-complex="normal"/>
    </style:style>
    <style:style style:name="T8" style:family="text">
      <style:text-properties fo:font-weight="normal" officeooo:rsid="008b08f9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5046f9" style:font-weight-asian="bold" style:font-weight-complex="bold"/>
    </style:style>
    <style:style style:name="T11" style:family="text">
      <style:text-properties fo:font-weight="bold" officeooo:rsid="001a4159" style:font-weight-asian="bold" style:font-weight-complex="bold"/>
    </style:style>
    <style:style style:name="T12" style:family="text">
      <style:text-properties officeooo:rsid="001e24a8"/>
    </style:style>
    <style:style style:name="T13" style:family="text">
      <style:text-properties officeooo:rsid="001ed4fa"/>
    </style:style>
    <style:style style:name="T14" style:family="text">
      <style:text-properties officeooo:rsid="0026338f"/>
    </style:style>
    <style:style style:name="T15" style:family="text">
      <style:text-properties officeooo:rsid="002d4e93"/>
    </style:style>
    <style:style style:name="T16" style:family="text">
      <style:text-properties officeooo:rsid="005046f9"/>
    </style:style>
    <style:style style:name="T17" style:family="text">
      <style:text-properties officeooo:rsid="00519be9"/>
    </style:style>
    <style:style style:name="T18" style:family="text">
      <style:text-properties officeooo:rsid="00539b15"/>
    </style:style>
    <style:style style:name="T19" style:family="text">
      <style:text-properties officeooo:rsid="005a90a6"/>
    </style:style>
    <style:style style:name="T20" style:family="text">
      <style:text-properties officeooo:rsid="005b230f"/>
    </style:style>
    <style:style style:name="T21" style:family="text">
      <style:text-properties officeooo:rsid="0061eb6a"/>
    </style:style>
    <style:style style:name="T22" style:family="text">
      <style:text-properties fo:font-size="10.5pt" style:font-size-asian="10.5pt" style:font-size-complex="10.5pt"/>
    </style:style>
    <style:style style:name="T23" style:family="text">
      <style:text-properties fo:font-size="10.5pt" officeooo:rsid="0074e601" style:font-size-asian="10.5pt" style:font-size-complex="10.5pt"/>
    </style:style>
    <style:style style:name="T24" style:family="text">
      <style:text-properties fo:font-size="10.5pt" officeooo:rsid="0086e687" style:font-size-asian="10.5pt" style:font-size-complex="10.5pt"/>
    </style:style>
    <style:style style:name="T25" style:family="text">
      <style:text-properties fo:font-size="10.5pt" fo:font-weight="bold" style:font-size-asian="10.5pt" style:font-weight-asian="bold" style:font-size-complex="10.5pt" style:font-weight-complex="bold"/>
    </style:style>
    <style:style style:name="T26" style:family="tex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T27" style:family="text">
      <style:text-properties fo:font-size="10.5pt" style:text-underline-style="none" fo:font-weight="bold" officeooo:rsid="008ccb67" style:font-size-asian="10.5pt" style:font-weight-asian="bold" style:font-size-complex="10.5pt" style:font-weight-complex="bold"/>
    </style:style>
    <style:style style:name="T28" style:family="text">
      <style:text-properties fo:font-size="10.5pt" style:text-underline-style="none" fo:font-weight="bold" officeooo:rsid="001ed4fa" style:font-size-asian="10.5pt" style:font-weight-asian="bold" style:font-size-complex="10.5pt" style:font-weight-complex="bold"/>
    </style:style>
    <style:style style:name="T29" style:family="text">
      <style:text-properties fo:font-size="10.5pt" style:text-underline-style="none" fo:font-weight="bold" officeooo:rsid="0098c746" style:font-size-asian="10.5pt" style:font-weight-asian="bold" style:font-size-complex="10.5pt" style:font-weight-complex="bold"/>
    </style:style>
    <style:style style:name="T30" style:family="text">
      <style:text-properties fo:font-size="10.5pt" style:text-underline-style="none" fo:font-weight="normal" officeooo:rsid="00970eb2" style:font-size-asian="10.5pt" style:font-weight-asian="normal" style:font-size-complex="10.5pt" style:font-weight-complex="normal"/>
    </style:style>
    <style:style style:name="T31" style:family="text">
      <style:text-properties fo:font-size="10.5pt" style:text-underline-style="none" fo:font-weight="normal" officeooo:rsid="001ed4fa" style:font-size-asian="10.5pt" style:font-weight-asian="normal" style:font-size-complex="10.5pt" style:font-weight-complex="normal"/>
    </style:style>
    <style:style style:name="T32" style:family="text">
      <style:text-properties fo:font-size="10.5pt" style:text-underline-style="none" fo:font-weight="normal" officeooo:rsid="0061eb6a" style:font-size-asian="10.5pt" style:font-weight-asian="normal" style:font-size-complex="10.5pt" style:font-weight-complex="normal"/>
    </style:style>
    <style:style style:name="T33" style:family="text">
      <style:text-properties fo:font-size="10.5pt" style:text-underline-style="none" fo:font-weight="normal" officeooo:rsid="00904ffa" style:font-size-asian="10.5pt" style:font-weight-asian="normal" style:font-size-complex="10.5pt" style:font-weight-complex="normal"/>
    </style:style>
    <style:style style:name="T34" style:family="text">
      <style:text-properties officeooo:rsid="001a4159"/>
    </style:style>
    <style:style style:name="T35" style:family="text">
      <style:text-properties officeooo:rsid="00802fa3"/>
    </style:style>
    <style:style style:name="T36" style:family="text">
      <style:text-properties officeooo:rsid="0081da8c"/>
    </style:style>
    <style:style style:name="T37" style:family="text">
      <style:text-properties officeooo:rsid="00832ea3"/>
    </style:style>
    <style:style style:name="T38" style:family="text">
      <style:text-properties officeooo:rsid="0086e687"/>
    </style:style>
    <style:style style:name="T39" style:family="text">
      <style:text-properties fo:font-size="11.5pt" style:font-size-asian="11.5pt" style:font-size-complex="11.5pt"/>
    </style:style>
    <style:style style:name="T40" style:family="text">
      <style:text-properties fo:font-size="11.5pt" officeooo:rsid="00249d69" style:font-size-asian="11.5pt" style:font-size-complex="11.5pt"/>
    </style:style>
    <style:style style:name="T41" style:family="text">
      <style:text-properties fo:font-size="11.5pt" style:text-underline-style="solid" style:text-underline-width="bold" style:text-underline-color="font-color" fo:font-weight="bold" style:font-size-asian="11.5pt" style:font-weight-asian="bold" style:font-size-complex="11.5pt" style:font-weight-complex="bold"/>
    </style:style>
    <style:style style:name="T42" style:family="text">
      <style:text-properties fo:font-size="11.5pt" style:text-underline-style="solid" style:text-underline-width="bold" style:text-underline-color="font-color" fo:font-weight="bold" officeooo:rsid="001c093b" style:font-size-asian="11.5pt" style:font-weight-asian="bold" style:font-size-complex="11.5pt" style:font-weight-complex="bold"/>
    </style:style>
    <style:style style:name="T43" style:family="text">
      <style:text-properties officeooo:rsid="008ccb67"/>
    </style:style>
    <style:style style:name="T44" style:family="text">
      <style:text-properties officeooo:rsid="008dff2e"/>
    </style:style>
    <style:style style:name="T45" style:family="text">
      <style:text-properties officeooo:rsid="00970eb2"/>
    </style:style>
    <style:style style:name="T46" style:family="text">
      <style:text-properties officeooo:rsid="0097ff63"/>
    </style:style>
    <style:style style:name="T47" style:family="text">
      <style:text-properties officeooo:rsid="00983ab7"/>
    </style:style>
    <style:style style:name="T48" style:family="text">
      <style:text-properties fo:font-size="12pt" style:text-underline-style="solid" style:text-underline-width="bold" style:text-underline-color="font-color" fo:font-weight="bold" style:font-size-asian="10.5pt" style:font-weight-asian="bold" style:font-size-complex="12pt" style:font-weight-complex="bold"/>
    </style:style>
    <style:style style:name="T49" style:family="text">
      <style:text-properties fo:font-size="12pt" style:text-underline-style="solid" style:text-underline-width="bold" style:text-underline-color="font-color" fo:font-weight="bold" officeooo:rsid="001c093b" style:font-size-asian="10.5pt" style:font-weight-asian="bold" style:font-size-complex="12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ristopher McCormick</text:p>
      <text:p text:style-name="P8"><text:span text:style-name="T23">https://linkedin.rommac100.com</text:span><text:span text:style-name="T22"> </text:span><text:span text:style-name="T25">|</text:span><text:span text:style-name="T22"> </text:span><text:span text:style-name="T24">rommac100@gmail.com</text:span><text:span text:style-name="T22"> </text:span><text:span text:style-name="T25">|</text:span><text:span text:style-name="T22"> (520) 661-2791 </text:span><text:span text:style-name="T25">|</text:span><text:span text:style-name="T22"> Tempe, AZ</text:span> </text:p>
      <text:p text:style-name="P22">Github – https://github.rommac100.com | Website – https://blog.rommac100.com </text:p>
      <text:p text:style-name="P4"><text:span text:style-name="T39">Summary</text:span><text:tab/><text:tab/><text:tab/><text:tab/><text:tab/><text:tab/><text:tab/><text:tab/><text:tab/><text:tab/><text:tab/><text:tab/><text:tab/><text:tab/></text:p>
      <text:p text:style-name="P9">A <text:span text:style-name="T43">senior</text:span> Electrical Engineering Student with <text:span text:style-name="T17">a background in</text:span> <text:span text:style-name="T43">RF and embedded systems development.</text:span> Although, that does not stop <text:span text:style-name="T14">me</text:span> from indulging in other <text:span text:style-name="T16">topics</text:span> such as Quantum Mechanics, <text:span text:style-name="T14">Power Electronics and IT.</text:span></text:p>
      <text:p text:style-name="P2"><text:span text:style-name="T39">Education</text:span><text:tab/><text:tab/><text:tab/><text:tab/><text:tab/><text:tab/><text:tab/><text:tab/><text:tab/><text:tab/><text:tab/><text:tab/><text:tab/><text:tab/></text:p>
      <text:p text:style-name="P19"><text:span text:style-name="T34">B.S.E</text:span> in Electrical Engineering<text:tab/><text:tab/><text:tab/><text:tab/><text:span text:style-name="T43">Senior</text:span><text:span text:style-name="T36"> – GPA: 3.7</text:span><text:span text:style-name="T46">1 - </text:span><text:span text:style-name="T36">Graduating </text:span>May 2023</text:p>
      <text:p text:style-name="P20">Masters in Electrical Engineering<text:tab/><text:tab/><text:tab/><text:tab/><text:tab/> <text:s text:c="8"/><text:span text:style-name="T47">(4+1) </text:span>Graduating May 2024</text:p>
      <text:p text:style-name="P25">Arizona State University<text:tab/><text:tab/><text:tab/><text:tab/><text:tab/><text:tab/><text:tab/></text:p>
      <text:p text:style-name="P23"><text:span text:style-name="T10">Focus</text:span><text:span text:style-name="T16">: </text:span><text:span text:style-name="T43">RF Design</text:span><text:span text:style-name="T16"> &amp; </text:span><text:span text:style-name="T43">Embedded Systems</text:span><text:tab/><text:tab/><text:tab/><text:tab/><text:tab/><text:tab/><text:span text:style-name="T11">Tempe, AZ</text:span></text:p>
      <text:p text:style-name="P3"><text:span text:style-name="T39">Technical Skills <text:s text:c="3"/></text:span><text:s text:c="29"/><text:tab/><text:tab/><text:tab/><text:tab/><text:tab/><text:tab/><text:tab/><text:tab/><text:tab/><text:tab/></text:p>
      <text:p text:style-name="P21"><text:span text:style-name="T9">Programming: </text:span>C/C++ <text:span text:style-name="T12">(Proficient)</text:span>, Python <text:span text:style-name="T12">(Proficient)</text:span>, Java <text:span text:style-name="T12">(Proficient)</text:span>, <text:span text:style-name="T12"><text:s/></text:span><text:span text:style-name="T13">Assembly </text:span><text:span text:style-name="T12">(Intermedia</text:span><text:span text:style-name="T17">te</text:span><text:span text:style-name="T12">), </text:span>Bash <text:span text:style-name="T12">(Proficient)</text:span>, Matlab <text:span text:style-name="T12">(Proficient), </text:span><text:span text:style-name="T14">Verilog (Proficient), VHDL (Intermedia</text:span><text:span text:style-name="T17">te</text:span><text:span text:style-name="T14">), </text:span><text:span text:style-name="T17">Git (Proficient)</text:span></text:p>
      <text:p text:style-name="P16">Lab Equipment Experience: <text:span text:style-name="T1">Spectrum Analyzer </text:span><text:span text:style-name="T2">(Intermediate)</text:span><text:span text:style-name="T1">, Oscilloscope </text:span><text:span text:style-name="T2">(Proficient)</text:span><text:span text:style-name="T1">, Logic Analyzer </text:span><text:span text:style-name="T2">(Proficient)</text:span><text:span text:style-name="T1">, Multimeter </text:span><text:span text:style-name="T2">(Proficient), </text:span><text:span text:style-name="T7">Software Defined Radios (Intermediate), </text:span><text:span text:style-name="T8">VNA (Intermediate)</text:span></text:p>
      <text:p text:style-name="P18"><text:span text:style-name="T19">S</text:span>imulation Experience: <text:span text:style-name="T1">HFSS (Intermediate), ADS (Intermediate)</text:span></text:p>
      <text:p text:style-name="P16">PCB <text:span text:style-name="T16">Design</text:span>: <text:span text:style-name="T1">KiCad </text:span><text:span text:style-name="T3">(Proficient)</text:span><text:span text:style-name="T1">, LTSpice </text:span><text:span text:style-name="T3">(Proficient),</text:span><text:span text:style-name="T12"> </text:span><text:span text:style-name="T2">Soldering (Proficient), SMD Rework (Proficient). </text:span></text:p>
      <text:p text:style-name="P17">3D Modeling <text:span text:style-name="T37">&amp; Printing</text:span>:<text:span text:style-name="T1"> Fusion 360 </text:span><text:span text:style-name="T2">(Intermediate), </text:span><text:span text:style-name="T5">Filament Printing (FDM), Laser Sintering (SLA)</text:span></text:p>
      <text:p text:style-name="P16">Certificates: <text:span text:style-name="T6">ARRL </text:span><text:span text:style-name="T1">Amateur Radio License (KJ7TZG)</text:span></text:p>
      <text:p text:style-name="P41"><text:span text:style-name="T42">Professional Experience</text:span><text:span text:style-name="T49"><text:tab/><text:tab/><text:tab/><text:tab/><text:tab/><text:tab/><text:tab/><text:tab/><text:tab/><text:tab/><text:tab/><text:tab/></text:span></text:p>
      <text:p text:style-name="P24"><text:span text:style-name="T27">General Dynamics Missions Systems</text:span><text:span text:style-name="T28">: </text:span><text:span text:style-name="T27">Systems Test Integration Intern</text:span><text:span text:style-name="T28"> (</text:span><text:span text:style-name="T27">10 hr./week</text:span><text:span text:style-name="T28">)<text:tab/></text:span><text:span text:style-name="T27">0</text:span><text:span text:style-name="T29">6</text:span><text:span text:style-name="T28">/202</text:span><text:span text:style-name="T27">2</text:span><text:span text:style-name="T28"> – Current</text:span></text:p>
      <text:list text:style-name="L1">
        <text:list-item>
          <text:p text:style-name="P26">Developed and maintained <text:span text:style-name="T45">P</text:span>ython test scripts for payload testing.</text:p>
        </text:list-item>
        <text:list-item>
          <text:p text:style-name="P26">Debugged <text:span text:style-name="T44">p</text:span>ayload <text:span text:style-name="T44">o</text:span>peration using RF <text:span text:style-name="T45">t</text:span>esting equipment.</text:p>
        </text:list-item>
      </text:list>
      <text:p text:style-name="P10"><text:span text:style-name="T19">ASU </text:span>Interplanetary Initiative Lab: Research and Project Intern (20 – 30 hr./week)<text:tab/>09/2021 – Current</text:p>
      <text:list text:style-name="L2">
        <text:list-item>
          <text:p text:style-name="P27">Integration &amp; Software Development Lead for Lightcube</text:p>
        </text:list-item>
        <text:list-item>
          <text:p text:style-name="P39"><text:span text:style-name="T30">Desgined PCB</text:span><text:span text:style-name="T31"> for rapidly developed NASA funded project – </text:span><text:span text:style-name="T32">Exocam</text:span></text:p>
        </text:list-item>
        <text:list-item>
          <text:p text:style-name="P40"><text:span text:style-name="T30">Designed PCB</text:span><text:span text:style-name="T33"> for 6U Cubesat payload - SPARCS</text:span></text:p>
        </text:list-item>
        <text:list-item>
          <text:p text:style-name="P28">Lead Technician for RF Equipment and Vibration Testing System.</text:p>
        </text:list-item>
        <text:list-item>
          <text:p text:style-name="P38"><text:span text:style-name="T1">Contributed to Open Source Radio Development - </text:span><text:span text:style-name="T4">Planet </text:span><text:span text:style-name="T1">OpenLST Radio</text:span></text:p>
        </text:list-item>
        <text:list-item>
          <text:p text:style-name="P29">Assist Students with Embedded Systems Development <text:span text:style-name="T38">with Protocol Demonstrations.</text:span></text:p>
        </text:list-item>
      </text:list>
      <text:p text:style-name="P10"><text:span text:style-name="T38">Pulselink </text:span>IT Summer Intern<text:span text:style-name="T1"> (40 hr./week)<text:tab/><text:tab/><text:tab/><text:tab/><text:tab/><text:tab/></text:span>05/2020 – 08/2020</text:p>
      <text:list text:style-name="L3">
        <text:list-item>
          <text:p text:style-name="P30">Assisted with Local <text:span text:style-name="T38">Server </text:span>to Cloud based Data Migration.</text:p>
        </text:list-item>
        <text:list-item>
          <text:p text:style-name="P30">Developed <text:span text:style-name="T37">v</text:span>arious scripts <text:span text:style-name="T37">and Docker images </text:span>to accelerate the process as necessary.</text:p>
        </text:list-item>
      </text:list>
      <text:p text:style-name="P6"><text:span text:style-name="T40">P</text:span><text:span text:style-name="T39">apers<text:tab/></text:span><text:tab/><text:tab/><text:tab/><text:tab/><text:tab/><text:tab/><text:tab/><text:tab/><text:tab/><text:tab/><text:tab/><text:tab/><text:tab/><text:tab/></text:p>
      <text:p text:style-name="P11">2021 Small Satellite Conference - Deployable Optical Receiver Array Cubesat </text:p>
      <text:list text:style-name="L4">
        <text:list-item>
          <text:p text:style-name="P31">Contributor for the UHF Radio Section</text:p>
        </text:list-item>
      </text:list>
      <text:p text:style-name="P5"><text:span text:style-name="T40">Side Projects</text:span><text:tab/><text:tab/><text:tab/><text:tab/><text:tab/><text:tab/><text:tab/><text:tab/><text:tab/><text:tab/><text:tab/><text:tab/><text:tab/><text:tab/></text:p>
      <text:p text:style-name="P11">RISC-V Experimentation:</text:p>
      <text:list text:style-name="L5">
        <text:list-item>
          <text:p text:style-name="P32">Explored the new ISA <text:span text:style-name="T35">and </text:span>published <text:span text:style-name="T15">documentation </text:span><text:span text:style-name="T18">for beginners.</text:span></text:p>
        </text:list-item>
        <text:list-item>
          <text:p text:style-name="P32">Experimented with GPIO, PWM, I2C using assembly.</text:p>
        </text:list-item>
      </text:list>
      <text:p text:style-name="P12">FPGA Development:</text:p>
      <text:list text:style-name="L6">
        <text:list-item>
          <text:p text:style-name="P33">Bit-<text:span text:style-name="T35">b</text:span>anged various communication protocols (Ethernet-IEE802.3, HDMI, VGA, SPI, I2C).</text:p>
        </text:list-item>
        <text:list-item>
          <text:p text:style-name="P33">Worked with both Altera and Xilinx FPGAs <text:span text:style-name="T38">and familiarized myself with their respective IDEs.</text:span></text:p>
        </text:list-item>
        <text:list-item>
          <text:p text:style-name="P35">Developed Simple Pong Game for VGA testing.</text:p>
        </text:list-item>
      </text:list>
      <text:p text:style-name="P13">Motherboard Repair:</text:p>
      <text:list text:style-name="L7">
        <text:list-item>
          <text:p text:style-name="P34">Debugged and repaired <text:span text:style-name="T20">older server mother</text:span><text:span text:style-name="T38">boards</text:span><text:span text:style-name="T20"> with known </text:span><text:span text:style-name="T21">C</text:span><text:span text:style-name="T20">lock failures and published documentat</text:span><text:span text:style-name="T21">ion.</text:span></text:p>
        </text:list-item>
      </text:list>
      <text:p text:style-name="P15">Custom Electric Bike</text:p>
      <text:list text:style-name="L8">
        <text:list-item>
          <text:p text:style-name="P36">Converted existing Bike Frame to function with an electric motor. Performed various controller modifications and published documentation on said bike.</text:p>
        </text:list-item>
      </text:list>
      <text:p text:style-name="P7"><text:span text:style-name="T39">Activities<text:tab/></text:span><text:tab/><text:tab/><text:tab/><text:tab/><text:tab/><text:tab/><text:tab/><text:tab/><text:tab/><text:tab/><text:tab/><text:tab/><text:tab/></text:p>
      <text:p text:style-name="P14">Sun Devil Satellite Laboratory<text:tab/><text:tab/><text:tab/><text:tab/><text:tab/><text:tab/><text:tab/><text:tab/>2020-2021</text:p>
      <text:list text:style-name="L9">
        <text:list-item>
          <text:p text:style-name="P37">Team Member then Team Lead for Hyper<text:span text:style-name="T21">s</text:span>pectral Cube<text:span text:style-name="T19">s</text:span>at Project<text:tab/><text:tab/><text:tab/><text:tab/><text:tab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imbus Sans" style:font-size-asian="10.5pt" style:language-asian="zh" style:country-asian="CN" style:font-name-complex="Nimbus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imbus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5T11:43:03.277991537</meta:creation-date>
    <dc:date>2023-02-10T22:43:14.424374398</dc:date>
    <meta:editing-duration>PT4H22M24S</meta:editing-duration>
    <meta:editing-cycles>43</meta:editing-cycles>
    <meta:generator>LibreOffice/7.4.3.2$Linux_X86_64 LibreOffice_project/40$Build-2</meta:generator>
    <meta:document-statistic meta:table-count="0" meta:image-count="0" meta:object-count="0" meta:page-count="1" meta:paragraph-count="49" meta:word-count="422" meta:character-count="3331" meta:non-whitespace-character-count="2793"/>
  </office:meta>
</office:document-meta>
</file>